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.5pt" style:font-size-asian="14.5pt" style:font-size-complex="14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ziękuję, za przyjście.</text:p>
      <text:p text:style-name="P1">Nazywam się...</text:p>
      <text:p text:style-name="P1">jestem Teamleaderem</text:p>
      <text:p text:style-name="P1">Nazwaliśmy nasz system Low Orbit Task Cannon (LOTC)</text:p>
      <text:p text:style-name="P1"/>
      <text:p text:style-name="P1">System umożliwia administratorowi zarządzanie rozproszonymi procesami.</text:p>
      <text:p text:style-name="P1">Składa się z konsoli administratora, serwera zarządzającego i agentów.</text:p>
      <text:p text:style-name="P1">Komunikują się ze sobą przez sieć.</text:p>
      <text:p text:style-name="P1">Moduł Wireshark. IPv4 IPv6</text:p>
      <text:p text:style-name="P1"/>
      <text:p text:style-name="P1">Podzieliliśmy zadanie na 3 najważniejsze części: Serwer, Agent, Konsola administratora</text:p>
      <text:p text:style-name="P1"/>
      <text:p text:style-name="P1">Okazało się, że potrzeba wyszczególnić jeszcze 3 punkty.</text:p>
      <text:p text:style-name="P1">Synchronizacja czasu w celu wykonania zadań zgodnie z harmonogramem.</text:p>
      <text:p text:style-name="P1">Protokół zaimplementowany obiektowo z wygodnym interfejsem.</text:p>
      <text:p text:style-name="P1">Podział serwera na 4 moduły podobne do wzorca MVC w celu uproszczenia prac nad serwerem.</text:p>
      <text:p text:style-name="P1"/>
      <text:p text:style-name="P1">Konsola komunikuje się przez sieć z serwerem.</text:p>
      <text:p text:style-name="P1">Serwer aktualizuje swój czas z serwera NTP.</text:p>
      <text:p text:style-name="P1">Serwer komunikuje się z klientami / agentami.</text:p>
      <text:p text:style-name="P1">Klienci też aktualizują swój czas z serwera NTP.</text:p>
      <text:p text:style-name="P1"/>
      <text:p text:style-name="P1">Każdy z modułów aplikacji posiada pod moduł z protokołem do komunikacji sieciowej.</text:p>
      <text:p text:style-name="P1">Serwer i klienty pobierają czas z serwera NTP.</text:p>
      <text:p text:style-name="P1">Konsola administratora zawiera interfejs użytkownika.</text:p>
      <text:p text:style-name="P1"/>
      <text:p text:style-name="P1">Środowisko sprzętowo-programowe</text:p>
      <text:p text:style-name="P1"/>
      <text:p text:style-name="P1">Mamy już: (oczywiście) dokumentacje wstępną, opis protokołu, szkielet serwera, testowy Plugin Wireshark (był napisany przed protokołem)</text:p>
      <text:p text:style-name="P1"/>
      <text:p text:style-name="P1">Testy jednostkowe zmniejszą ilość błędów w metodach.</text:p>
      <text:p text:style-name="P1">Testy integracyjne doprowadzą do wspólnego działania modółów.</text:p>
      <text:p text:style-name="P1">Skrypty testowe pozwolą wykryć niezgodności działania aplikacji i sprawdzą realizacje przypadków użycia.</text:p>
      <text:p text:style-name="P1">Demonstracja rezultatów odbędzie się przez odpalenie skryptów realizujących przypadki użycia.</text:p>
      <text:p text:style-name="P1"/>
      <text:p text:style-name="P1">Postępy można oglądać na GitHubie.</text:p>
      <text:p text:style-name="P1">Dziękuję za uwagę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5-11-27T15:24:11.29</meta:creation-date>
    <dc:date>2015-11-27T15:52:47.73</dc:date>
    <dc:creator>Tomasz Jakubczyk</dc:creator>
    <meta:editing-duration>PT13M4S</meta:editing-duration>
    <meta:editing-cycles>1</meta:editing-cycles>
    <meta:generator>OpenOffice/4.1.1$Win32 OpenOffice.org_project/411m6$Build-9775</meta:generator>
    <meta:printed-by>Tomasz Jakubczyk</meta:printed-by>
    <meta:print-date>2015-11-27T15:57:56.72</meta:print-date>
    <meta:document-statistic meta:table-count="0" meta:image-count="0" meta:object-count="0" meta:page-count="1" meta:paragraph-count="28" meta:word-count="204" meta:character-count="1554"/>
  </office:meta>
</office:document-meta>
</file>